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Versions/Version1"/>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 manifest:full-path="VersionLis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Segoe UI" svg:font-family="'Segoe UI'" style:font-family-generic="swiss"/>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007cm"/>
    </style:style>
    <style:style style:name="Table1.B" style:family="table-column">
      <style:table-column-properties style:column-width="1.806cm"/>
    </style:style>
    <style:style style:name="Table1.C" style:family="table-column">
      <style:table-column-properties style:column-width="2.582cm"/>
    </style:style>
    <style:style style:name="Table1.D" style:family="table-column">
      <style:table-column-properties style:column-width="1.856cm"/>
    </style:style>
    <style:style style:name="Table1.E" style:family="table-column">
      <style:table-column-properties style:column-width="2.626cm"/>
    </style:style>
    <style:style style:name="Table1.F" style:family="table-column">
      <style:table-column-properties style:column-width="2.861cm"/>
    </style:style>
    <style:style style:name="Table1.G" style:family="table-column">
      <style:table-column-properties style:column-width="4.253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6"/>
    <style:style style:name="P2" style:family="paragraph" style:parent-style-name="Text_20_body" style:list-style-name="L8"/>
    <style:style style:name="P3" style:family="paragraph" style:parent-style-name="Text_20_body" style:list-style-name="L9"/>
    <style:style style:name="P4" style:family="paragraph" style:parent-style-name="Text_20_body" style:list-style-name="L10"/>
    <style:style style:name="P5" style:family="paragraph" style:parent-style-name="Text_20_body" style:list-style-name="L1"/>
    <style:style style:name="P6" style:family="paragraph" style:parent-style-name="Text_20_body" style:list-style-name="L11"/>
    <style:style style:name="P7" style:family="paragraph" style:list-style-name="L8"/>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text-properties style:font-name="F" fo:font-size="12pt"/>
    </style:style>
    <style:style style:name="T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RTF Format</text:p>
      <text:h text:style-name="Heading_20_1" text:outline-level="1">Introduction</text:h>
      <text:p text:style-name="Text_20_body">The goal of this specification is to describe a format being able to handle HRTF data. The format is intended to be easily extendable, highly portable, and actually the greatest common divider of all publicly available HRTF databases at the moment of writing. The format should not only be able to describe simple HRTF measurements, but also to include measurements of something fancy like BRIRs with a 64-channel mic-array in a multi-source excitation situation or directivity measurement of a loudspeaker.</text:p>
      <text:p text:style-name="Text_20_body">We assume the following parts of the measurement setup:</text:p>
      <text:list xml:id="list41553739" text:style-name="L8">
        <text:list-item>
          <text:p text:style-name="P2">Source(s): can be any acoustic source like loudspeaker, human, or musical instrument</text:p>
        </text:list-item>
        <text:list-item>
          <text:p text:style-name="P2">Receiver(s): can be any acoustic receiver like the ear or a microphone</text:p>
        </text:list-item>
        <text:list-item>
          <text:p text:style-name="P2">Head<text:note text:id="ftn0" text:note-class="footnote"><text:note-citation>1</text:note-citation><text:note-body><text:p text:style-name="Footnote">“Head” actually does not fit into the general framework between the “body” and “receiver” since its name is human-related. I appreciate a more general name for the “head”.</text:p></text:note-body></text:note>: the object incorporating all the Receivers. For humans it could be the head, for mic-arrays it could be the sphere or frame</text:p>
        </text:list-item>
        <text:list-item>
          <text:p text:style-name="P2">Body: incorporates the Head. It could be the torso or the mannequin.</text:p>
        </text:list-item>
        <text:list-item>
          <text:p text:style-name="P2">Room: The volume enclosing the measurement setup</text:p>
        </text:list-item>
      </text:list>
      <text:p text:style-name="Text_20_body">In order to describe the measurement situation, we split all the information in two parts: </text:p>
      <text:list xml:id="list42176242" text:style-name="L9">
        <text:list-item>
          <text:p text:style-name="P3">the numeric description of the measured systems (data, e.g., impulse responses), and </text:p>
        </text:list-item>
        <text:list-item>
          <text:p text:style-name="P3">their semantic description (meta data, e.g., orientation of the head, sampling rate, etc). </text:p>
        </text:list-item>
      </text:list>
      <text:p text:style-name="Text_20_body">This information is stored in a numerical container and saved in a file – the HDF5<text:note text:id="ftn1" text:note-class="footnote"><text:note-citation>2</text:note-citation><text:note-body><text:p text:style-name="Footnote">http://www.hdfgroup.org/HDF5/</text:p></text:note-body></text:note> format is our favorite format at the moment.<text:note text:id="ftn2" text:note-class="footnote"><text:note-citation>3</text:note-citation><text:note-body><text:p text:style-name="Footnote">We also discussed the SDIF (http://sdif.sourceforge.net) as the numerical container format for our data. We decided to go for HDF5 because of more support for data handling different especially on different operation systems, support of more data types, excellent real-time capability because of (parallel if required) access to parts of the file, huge-file support, and native support in MATLAB (and octave in read-only mode).</text:p></text:note-body></text:note> Our aim is to provide a transparent access to as many applications as possible. This is the current status of the access to HDF5 for the following applications:</text:p>
      <text:list xml:id="list27517719" text:style-name="L1">
        <text:list-item>
          <text:p text:style-name="P5">MATLAB: native read and write access (simple configure MATLAB to use HDF5 for the commands load and save)</text:p>
        </text:list-item>
        <text:list-item>
          <text:p text:style-name="P5">Octave: native read access (just use load). Write access pretends to work but it produces MATLAB-non-readable files and thus must not be used. We'll work on that later.</text:p>
        </text:list-item>
        <text:list-item>
          <text:p text:style-name="P5">SoundScape Renderer: the HDF5 library could be included in the sources and the parser could be adapted. Or, a converter to WAV could be used.<office:annotation><dc:creator>Piotr Majdak</dc:creator><dc:date>2012-01-20T23:04:06.08</dc:date><text:p text:style-name="P9"><text:span text:style-name="T1">ToDo: Hagen, Matthias</text:span></text:p></office:annotation></text:p>
        </text:list-item>
        <text:list-item>
          <text:p text:style-name="P5">SDIF-Applications: to be discussed...<office:annotation><dc:creator>Piotr Majdak</dc:creator><dc:date>2012-01-20T23:04:39.32</dc:date><text:p text:style-name="P9"><text:span text:style-name="T1">discuss with Markus</text:span></text:p></office:annotation></text:p>
        </text:list-item>
        <text:list-item>
          <text:p text:style-name="P5">ExpSuite: adapt the parser and some applications based on ExpSuite</text:p>
        </text:list-item>
        <text:list-item>
          <text:p text:style-name="P5">openDAFF: the HDF5 library could be included in the sources and the parser could be adapted<office:annotation><dc:creator>Piotr Majdak</dc:creator><dc:date>2012-01-20T23:04:46.30</dc:date><text:p text:style-name="P8"><text:span text:style-name="T1">discuss with Frank</text:span></text:p></office:annotation></text:p>
        </text:list-item>
      </text:list>
      <text:p text:style-name="Text_20_body">To fit the needs of different labs and ease the transition from their to our format, we define schemes of meta data and provide them as examples for the various labs. The schemes can be extended by everybody: all the schemes will be hosted on a wiki-page – new contributions are welcome and will <text:soft-page-break/>be incorporated into the HRTF format with the assistance of the format developers.</text:p>
      <text:p text:style-name="Text_20_body">The API will provide read and write functions for MATLAB and octave. The API is kept simple: When writing to the file, the API will check for the mandatory fields and the format of the already defined data types. When reading from the file, the API will simply read from the file. The API can not support all the heterogeneous needs from the various labs, hence, no algorithms will be provided. Also, we will neither provide a viewer nor an editor: In order to view the data in terms of the numerical structure, HDF5Viewer<text:note text:id="ftn3" text:note-class="footnote"><text:note-citation>4</text:note-citation><text:note-body><text:p text:style-name="Footnote">http://www.hdfgroup.org/hdf-java-html/hdfview/</text:p></text:note-body></text:note> can be used instead. In order to edit the data, MATLAB or octave can be used – it would be hard to excel such editors. MATLAB and octave can also be used for a graphic representation of the HRTF format by using scripts specifically customized to the own needs. For already existing specialized viewers and editors, relying on other formats, conversion funcions will be provided if required.</text:p>
      <text:p text:style-name="Text_20_body">The flexibility of the format is an important issue. Hence, the following public databases have been checked to fit the HRTF format:</text:p>
      <text:list xml:id="list42300807" text:style-name="L10">
        <text:list-item>
          <text:p text:style-name="P4">CIPIC (http://earlab.bu.edu/databases/collections/cipic/Default.aspx)</text:p>
        </text:list-item>
        <text:list-item>
          <text:p text:style-name="P4">LISTEN (http://recherche.ircam.fr/equipes/salles/listen/download.html)</text:p>
        </text:list-item>
        <text:list-item>
          <text:p text:style-name="P4">T-Labs (https://dev.qu.tu-berlin.de/projects/measurements/wiki/IRs_file_format)</text:p>
        </text:list-item>
        <text:list-item>
          <text:p text:style-name="P4">MARL-NYU (http://marl.smusic.nyu.edu/projects/HRIRrepository)</text:p>
        </text:list-item>
        <text:list-item>
          <text:p text:style-name="P4">Nagoya (http://www.sp.m.is.nagoya-u.ac.jp/HRTF/database.html)</text:p>
        </text:list-item>
      </text:list>
      <text:p text:style-name="Text_20_body">All these database can be converted to the HRTF format (the conversion functions will be provided). Note that since all these databases can be converted to HRTF format but not every data saved in the HRTF format can be converted to one of those formats without errors. </text:p>
      <text:p text:style-name="Text_20_body">For the AMT, an HRTF repository will be created<office:annotation><dc:creator>Piotr Majdak</dc:creator><dc:date>2012-01-20T23:03:35.62</dc:date><text:p text:style-name="P9"><text:span text:style-name="T1">ToDo: Piotr, Hagen</text:span></text:p></office:annotation>. Within the AMT, HRTFs will be provided by downloading the required data.<office:annotation><dc:creator>Piotr Majdak</dc:creator><dc:date>2012-01-20T23:03:21.80</dc:date><text:p text:style-name="P8"><text:span text:style-name="T1">Todo: Peter</text:span></text:p><text:p text:style-name="P9"><text:span text:style-name="T1">We still have to define the mechanism of specifying the HRTF data within AMT.</text:span></text:p></office:annotation> Once downloaded, the HRTF data will be kept in a cache. </text:p>
      <text:h text:style-name="Heading_20_1" text:outline-level="1">Structure</text:h>
      <text:p text:style-name="Text_20_body">The discussion process about the structure compares the previous available formats and basing on their needs we provide suggestions which fits all of them. In the discussion process, we consider the following formats/software packages: ARI, T-Labs, MARL-NYU, SDIF, and openDAFF. If you are missing another format, please contact us.</text:p>
      <text:h text:style-name="Heading_20_2" text:outline-level="2">Data</text:h>
      <text:p text:style-name="Text_20_body">We use the attribute DataType to determine the type of the data. Note that DataType is stored in the metadata, not here. In the table below, we compare the different data types used at the various labs until now.<text:note text:id="ftn4" text:note-class="footnote"><text:note-citation>5</text:note-citation><text:note-body><text:p text:style-name="Footnote">For openDAFF we just know that it does allow to store (marked with “yes”) but we do not know how.</text:p></text:note-body></text:note> In the table, “How to store” shows our suggestion on how to store the data for the corresponding data type. Each field in “How to store” represents a 3-D matrix:</text:p>
      <text:list xml:id="list43487740" text:style-name="L11">
        <text:list-item>
          <text:p text:style-name="P6">length: the extension of the system description along the main dimension. For impulse responses, length corresponds to the number of time samples. For Spectrum, length corresponds to the number of frequency bins</text:p>
        </text:list-item>
        <text:list-item>
          <text:p text:style-name="P6">index: the number of measurements available in the dataset. </text:p>
        </text:list-item>
        <text:list-item>
          <text:p text:style-name="P6">receiver count: the number of receiver channels used during the measurement. For HRTFs, receiver count is 2 and corresponds to the left and right ear. For mic-array measurement, receiver count may vary and is mic-array dependent.</text:p>
        </text:list-item>
      </text:list>
      <text:p text:style-name="Text_20_body"><text:soft-page-break/>For example, for the FIR DataType, Data is [length x index x receiver coun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Heading">ARI</text:p>
          </table:table-cell>
          <table:table-cell table:style-name="Table1.A1" office:value-type="string">
            <text:p text:style-name="Table_20_Heading">T-Labs</text:p>
          </table:table-cell>
          <table:table-cell table:style-name="Table1.A1" office:value-type="string">
            <text:p text:style-name="Table_20_Heading">MARL-NYU</text:p>
          </table:table-cell>
          <table:table-cell table:style-name="Table1.A1" office:value-type="string">
            <text:p text:style-name="Table_20_Heading">SDIF</text:p>
          </table:table-cell>
          <table:table-cell table:style-name="Table1.A1" office:value-type="string">
            <text:p text:style-name="Table_20_Heading">openDAFF</text:p>
          </table:table-cell>
          <table:table-cell table:style-name="Table1.A1" office:value-type="string">
            <text:p text:style-name="Table_20_Heading">How to store</text:p>
          </table:table-cell>
          <table:table-cell table:style-name="Table1.G1" office:value-type="string">
            <text:p text:style-name="Table_20_Heading">DataType</text:p>
          </table:table-cell>
        </table:table-row>
        <table:table-row>
          <table:table-cell table:style-name="Table1.A2" office:value-type="string">
            <text:p text:style-name="Table_20_Contents">hM</text:p>
          </table:table-cell>
          <table:table-cell table:style-name="Table1.A2" office:value-type="string">
            <text:p text:style-name="Table_20_Contents">left, <text:line-break/>right</text:p>
          </table:table-cell>
          <table:table-cell table:style-name="Table1.A2" office:value-type="string">
            <text:p text:style-name="Table_20_Contents">data.IR</text:p>
          </table:table-cell>
          <table:table-cell table:style-name="Table1.A2" office:value-type="string">
            <text:p text:style-name="Table_20_Contents">XFIR</text:p>
          </table:table-cell>
          <table:table-cell table:style-name="Table1.A2" office:value-type="string">
            <text:p text:style-name="Table_20_Contents">yes</text:p>
          </table:table-cell>
          <table:table-cell table:style-name="Table1.A2" office:value-type="string">
            <text:p text:style-name="Table_20_Contents">Data</text:p>
          </table:table-cell>
          <table:table-cell table:style-name="Table1.G2" office:value-type="string">
            <text:p text:style-name="Table_20_Contents">FIR</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yes</text:p>
          </table:table-cell>
          <table:table-cell table:style-name="Table1.A2" office:value-type="string">
            <text:p text:style-name="Table_20_Contents">Data</text:p>
          </table:table-cell>
          <table:table-cell table:style-name="Table1.G2" office:value-type="string">
            <text:p text:style-name="Table_20_Contents">Spectrum</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yes</text:p>
          </table:table-cell>
          <table:table-cell table:style-name="Table1.A2" office:value-type="string">
            <text:p text:style-name="Table_20_Contents">Data.Mag, <text:line-break/>Data.Phase</text:p>
          </table:table-cell>
          <table:table-cell table:style-name="Table1.G2" office:value-type="string">
            <text:p text:style-name="Table_20_Contents">SpectralMagnitudePhas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data.IR</text:p>
          </table:table-cell>
          <table:table-cell table:style-name="Table1.A2" office:value-type="string">
            <text:p text:style-name="Table_20_Contents">XFIR, <text:line-break/>XITD</text:p>
          </table:table-cell>
          <table:table-cell table:style-name="Table1.A2" office:value-type="string">
            <text:p text:style-name="Table_20_Contents"/>
          </table:table-cell>
          <table:table-cell table:style-name="Table1.A2" office:value-type="string">
            <text:p text:style-name="Table_20_Contents">Data</text:p>
          </table:table-cell>
          <table:table-cell table:style-name="Table1.G2" office:value-type="string">
            <text:p text:style-name="Table_20_Contents">FIRIT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XIIR</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G2" office:value-type="string">
            <text:p text:style-name="Table_20_Contents">IIRBiquad</text:p>
          </table:table-cell>
        </table:table-row>
        <table:table-row>
          <table:table-cell table:style-name="Table1.A2" office:value-type="string">
            <text:p text:style-name="Table_20_Contents">h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Data</text:p>
          </table:table-cell>
          <table:table-cell table:style-name="Table1.G2" office:value-type="string">
            <text:p text:style-name="Table_20_Contents">FIRTOA</text:p>
          </table:table-cell>
        </table:table-row>
        <table:table-row>
          <table:table-cell table:style-name="Table1.A2" office:value-type="string">
            <text:p text:style-name="Table_20_Content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G2" office:value-type="string">
            <text:p text:style-name="Table_20_Contents">Subband</text:p>
          </table:table-cell>
        </table:table-row>
      </table:table>
      <text:h text:style-name="Heading_20_2" text:outline-level="2">Metadata</text:h>
      <text:p text:style-name="Text_20_body">The comparison of all meta data used by the various labs can be found in the accompanying spreadsheet file. </text:p>
      <text:p text:style-name="Text_20_body">All meta data can be a scalar or a vector with the length index. Strings, if they change with index, then they must be concatenated to the size of the longest entry and saved as a matrix, not cell array.</text:p>
      <text:p text:style-name="Text_20_body">In order to keep it simple, we do not allow structures within the meta data. But we group some common properties by using prefixes in the attribute names, e.g., Measurement. </text:p>
      <text:p text:style-name="Text_20_body">If a meta data is not provided but mandatory, a default value is used. If the scheme does not provide a default value for a mandatory field, the read/write functionality will result in an error. </text:p>
      <text:p text:style-name="Text_20_body">We encode the vectors like [3 x index] (not like [index x 3]) because it provides a better computational efficiency.</text:p>
      <text:h text:style-name="Heading_20_3" text:outline-level="3">Coordinate type</text:h>
      <text:p text:style-name="Text_20_body">The information about the position and orientation are stored in custom formats. The attributes “OrientationType” and “PositionType” describe the type of the coordinate system used for the description of all positions and orientations, respectively and must be one of the following:</text:p>
      <text:list xml:id="list35559097" text:style-name="L6">
        <text:list-item>
          <text:p text:style-name="P1">Cartesian: [x y z]; all fields in meter</text:p>
        </text:list-item>
        <text:list-item>
          <text:p text:style-name="P1">Spherical: [azimuth (deg, 0…360) elevation (deg, -90…+90)]; the poles are in the median plane, front is [0;0]; top is [0;90], left is [270;0]; back is [180;0]</text:p>
        </text:list-item>
        <text:list-item>
          <text:p text:style-name="P1">Navigational: [azimuth (deg, -180...+180) elevation (deg, -90...+90)]; the poles are in the median plane, front is [0;0]; top is [0;90], left is [90;0]; back is [180;0]</text:p>
        </text:list-item>
        <text:list-item>
          <text:p text:style-name="P1">VerticalPolar: [azimuth (deg, -90...+90) elevation (deg, -90...+270)]; the poles are in the median plane, front is [0;0]; top is [0;90], left is [90;0]; back is [0;180]</text:p>
        </text:list-item>
        <text:list-item>
          <text:p text:style-name="P1">HorizontalPolar: [lateral (deg, -90...+90) elevation (deg, -90...+270)]; the poles are in the horizontal plane, front is [0;0], top is [0;90], right [-90;0]; back is [0;18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Segoe UI" svg:font-family="'Segoe UI'" style:font-family-generic="swiss"/>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Majdak</meta:initial-creator>
    <meta:creation-date>2012-01-18T16:12:21.49</meta:creation-date>
    <dc:date>2012-01-22T00:11:11.51</dc:date>
    <dc:creator>Piotr Majdak</dc:creator>
    <meta:editing-duration>P2DT17H2M27S</meta:editing-duration>
    <meta:editing-cycles>110</meta:editing-cycles>
    <meta:generator>LOdev/3.5$Windows_x86 LibreOffice_project/8589e48-760cc4d-f39cf3d-1b2857e-60db978</meta:generator>
    <meta:document-statistic meta:table-count="1" meta:image-count="0" meta:object-count="0" meta:page-count="3" meta:paragraph-count="88" meta:word-count="1390" meta:character-count="8480" meta:non-whitespace-character-count="7204"/>
  </office:meta>
</office:document-meta>
</file>

<file path=VersionList.xml><?xml version="1.0" encoding="utf-8"?>
<VL:version-list xmlns:dc="http://purl.org/dc/elements/1.1/" xmlns:VL="http://openoffice.org/2001/versions-list">
  <VL:version-entry VL:title="Version1" VL:comment="" VL:creator="Piotr Majdak" dc:date-time="2012-01-20T21:59:14"/>
</VL:version-list>
</file>